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>
      <style:text-properties fo:font-weight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un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2" office:value-type="string" calcext:value-type="string">
            <text:p>Success Rati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855" calcext:value-type="percentage">
            <text:p>85.5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63" calcext:value-type="percentage">
            <text:p>86.3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937" calcext:value-type="percentage">
            <text:p>93.7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8466" calcext:value-type="percentage">
            <text:p>84.66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85" calcext:value-type="percentage">
            <text:p>88.5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944" calcext:value-type="percentage">
            <text:p>94.40%</text:p>
          </table:table-cell>
          <table:table-cell office:value-type="string" calcext:value-type="string">
            <text:p>WINN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7373" calcext:value-type="percentage">
            <text:p>73.73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886" calcext:value-type="percentage">
            <text:p>68.86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8686" calcext:value-type="percentage">
            <text:p>86.86%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02" calcext:value-type="percentage">
            <text:p>80.20%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9326" calcext:value-type="percentage">
            <text:p>93.26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733" calcext:value-type="percentage">
            <text:p>67.33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82" calcext:value-type="percentage">
            <text:p>88.2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894" calcext:value-type="percentage">
            <text:p>89.4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19" calcext:value-type="percentage">
            <text:p>19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19" calcext:value-type="percentage">
            <text:p>19.00%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50:54.220606373</meta:creation-date>
    <dc:date>2020-01-10T12:45:38.402888693</dc:date>
    <meta:editing-duration>PT13M3S</meta:editing-duration>
    <meta:editing-cycles>2</meta:editing-cycles>
    <meta:generator>LibreOffice/6.0.7.3$Linux_X86_64 LibreOffice_project/00m0$Build-3</meta:generator>
    <meta:document-statistic meta:table-count="1" meta:cell-count="126" meta:object-count="0"/>
  </office:meta>
</office:document-meta>
</file>